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Trebuchet MS:sans-serif" svg:font-family="'Trebuchet MS:sans-serif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line-height="100%" fo:text-indent="0in" style:auto-text-indent="false" fo:background-color="#ffffff">
        <style:background-image/>
      </style:paragraph-properties>
    </style:style>
    <style:style style:name="P2" style:family="paragraph" style:parent-style-name="Preformatted_20_Text">
      <style:paragraph-properties fo:margin-left="0.4925in" fo:margin-right="0in" fo:line-height="150%" fo:text-indent="0in" style:auto-text-indent="false"/>
    </style:style>
    <style:style style:name="P3" style:family="paragraph" style:parent-style-name="Preformatted_20_Text">
      <style:paragraph-properties fo:margin-left="0.4925in" fo:margin-right="0in" fo:margin-top="0in" fo:margin-bottom="0.078in" fo:line-height="100%" fo:orphans="2" fo:widows="2" fo:text-indent="0in" style:auto-text-indent="false" fo:background-color="#ffffff" fo:padding="0in" fo:border="none">
        <style:background-image/>
      </style:paragraph-properties>
    </style:style>
    <style:style style:name="T1" style:family="text">
      <style:text-properties fo:font-variant="normal" fo:text-transform="none" fo:color="#204a87" style:font-name="monospace" fo:font-size="9pt" fo:letter-spacing="normal" fo:font-style="normal" fo:font-weight="bold" fo:background-color="transparent" style:font-size-asian="9pt" style:font-size-complex="9pt"/>
    </style:style>
    <style:style style:name="T2" style:family="text">
      <style:text-properties fo:font-variant="normal" fo:text-transform="none" fo:color="#204a87" fo:font-size="9pt" fo:letter-spacing="normal" fo:font-style="normal" fo:font-weight="bold" fo:background-color="transparent" style:font-size-asian="9pt" style:font-size-complex="9pt"/>
    </style:style>
    <style:style style:name="T3" style:family="text">
      <style:text-properties fo:font-variant="normal" fo:text-transform="none" fo:color="#333333" style:font-name="monospace" fo:font-size="9pt" fo:letter-spacing="normal" fo:font-style="normal" fo:font-weight="normal" fo:background-color="transparent" style:font-size-asian="9pt" style:font-size-complex="9pt"/>
    </style:style>
    <style:style style:name="T4" style:family="text">
      <style:text-properties fo:font-variant="normal" fo:text-transform="none" fo:color="#333333" style:font-name="monospace" fo:font-size="9pt" fo:letter-spacing="normal" fo:font-style="normal" fo:font-weight="bold" fo:background-color="transparent" style:font-size-asian="9pt" style:font-size-complex="9pt"/>
    </style:style>
    <style:style style:name="T5" style:family="text">
      <style:text-properties fo:font-variant="normal" fo:text-transform="none" fo:color="#333333" style:font-name="monospace" fo:font-size="9pt" fo:letter-spacing="normal" fo:font-style="italic" fo:font-weight="normal" fo:background-color="transparent" style:font-size-asian="9pt" style:font-size-complex="9pt"/>
    </style:style>
    <style:style style:name="T6" style:family="text">
      <style:text-properties fo:font-variant="normal" fo:text-transform="none" fo:color="#333333" fo:font-size="9pt" fo:letter-spacing="normal" fo:background-color="transparent" style:font-size-asian="9pt" style:font-size-complex="9pt"/>
    </style:style>
    <style:style style:name="T7" style:family="text">
      <style:text-properties fo:font-variant="normal" fo:text-transform="none" fo:color="#333333" fo:font-size="9pt" fo:letter-spacing="normal" fo:font-style="normal" fo:font-weight="bold" fo:background-color="transparent" style:font-size-asian="9pt" style:font-size-complex="9pt"/>
    </style:style>
    <style:style style:name="T8" style:family="text">
      <style:text-properties fo:font-variant="normal" fo:text-transform="none" fo:color="#333333" fo:font-size="9pt" fo:letter-spacing="normal" fo:font-style="normal" fo:font-weight="normal" fo:background-color="transparent" style:font-size-asian="9pt" style:font-size-complex="9pt"/>
    </style:style>
    <style:style style:name="T9" style:family="text">
      <style:text-properties fo:font-variant="normal" fo:text-transform="none" fo:color="#c4a000" style:font-name="monospace" fo:font-size="9pt" fo:letter-spacing="normal" fo:font-style="normal" fo:font-weight="normal" fo:background-color="transparent" style:font-size-asian="9pt" style:font-size-complex="9pt"/>
    </style:style>
    <style:style style:name="T10" style:family="text">
      <style:text-properties fo:font-variant="normal" fo:text-transform="none" fo:color="#ce5c00" style:font-name="monospace" fo:font-size="9pt" fo:letter-spacing="normal" fo:font-style="normal" fo:font-weight="bold" fo:background-color="transparent" style:font-size-asian="9pt" style:font-size-complex="9pt"/>
    </style:style>
    <style:style style:name="T11" style:family="text">
      <style:text-properties fo:font-variant="normal" fo:text-transform="none" fo:color="#ce5c00" fo:font-size="9pt" fo:letter-spacing="normal" fo:font-style="normal" fo:font-weight="bold" fo:background-color="transparent" style:font-size-asian="9pt" style:font-size-complex="9pt"/>
    </style:style>
    <style:style style:name="T12" style:family="text">
      <style:text-properties fo:font-variant="normal" fo:text-transform="none" fo:color="#8f5902" style:font-name="monospace" fo:font-size="9pt" fo:letter-spacing="normal" fo:font-style="italic" fo:font-weight="normal" fo:background-color="transparent" style:font-size-asian="9pt" style:font-size-complex="9pt"/>
    </style:style>
    <style:style style:name="T13" style:family="text">
      <style:text-properties fo:font-variant="normal" fo:text-transform="none" fo:color="#8f5902" fo:font-size="9pt" fo:letter-spacing="normal" fo:font-style="italic" fo:font-weight="normal" fo:background-color="transparent" style:font-size-asian="9pt" style:font-size-complex="9pt"/>
    </style:style>
    <style:style style:name="T14" style:family="text">
      <style:text-properties fo:font-variant="normal" fo:text-transform="none" fo:color="#000000" style:font-name="monospace" fo:font-size="9pt" fo:letter-spacing="normal" fo:font-style="normal" fo:font-weight="normal" fo:background-color="transparent" style:font-size-asian="9pt" style:font-size-complex="9pt"/>
    </style:style>
    <style:style style:name="T15" style:family="text">
      <style:text-properties fo:font-variant="normal" fo:text-transform="none" fo:color="#000000" fo:font-size="9pt" fo:letter-spacing="normal" fo:font-style="normal" fo:font-weight="normal" fo:background-color="transparent" style:font-size-asian="9pt" style:font-size-complex="9pt"/>
    </style:style>
    <style:style style:name="T16" style:family="text">
      <style:text-properties fo:font-variant="normal" fo:text-transform="none" fo:color="#0000cf" style:font-name="monospace" fo:font-size="9pt" fo:letter-spacing="normal" fo:font-style="normal" fo:font-weight="normal" fo:background-color="transparent" style:font-size-asian="9pt" style:font-size-complex="9pt"/>
    </style:style>
    <style:style style:name="T17" style:family="text">
      <style:text-properties fo:font-variant="normal" fo:text-transform="none" fo:color="#4e9a06" style:font-name="monospace" fo:font-size="9pt" fo:letter-spacing="normal" fo:font-style="normal" fo:font-weight="normal" fo:background-color="transparent" style:font-size-asian="9pt" style:font-size-complex="9pt"/>
    </style:style>
    <style:style style:name="T18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function</text:span></text:span><text:span text:style-name="Source_20_Text"><text:span text:style-name="T3"> </text:span></text:span><text:span text:style-name="Source_20_Text"><text:span text:style-name="T9">getPerms</text:span></text:span><text:span text:style-name="Source_20_Text"><text:span text:style-name="T3">(str)</text:span></text:span><text:span text:style-name="Source_20_Text"><text:span text:style-name="T10">{</text:span></text:span><text:span text:style-name="Source_20_Text"><text:span text:style-name="T3"> </text:span></text:span></text:p>
      <text:p text:style-name="P2"><text:span text:style-name="Source_20_Text"><text:span text:style-name="T3"><text:tab/></text:span></text:span><text:span text:style-name="Source_20_Text"><text:span text:style-name="T1">var</text:span></text:span><text:span text:style-name="Source_20_Text"><text:span text:style-name="T3"> resArr </text:span></text:span><text:span text:style-name="Source_20_Text"><text:span text:style-name="T10">=</text:span></text:span><text:span text:style-name="Source_20_Text"><text:span text:style-name="T3"> []</text:span></text:span><text:span text:style-name="Source_20_Text"><text:span text:style-name="T10">;</text:span></text:span></text:p>
      <text:p text:style-name="P2"><text:span text:style-name="Source_20_Text"><text:span text:style-name="T6"><text:s text:c="8"/></text:span></text:span></text:p>
      <text:p text:style-name="P2"><text:span text:style-name="Source_20_Text"><text:span text:style-name="T4"><text:tab/><text:tab/></text:span></text:span><text:span text:style-name="Source_20_Text"><text:span text:style-name="T1">if</text:span></text:span><text:span text:style-name="Source_20_Text"><text:span text:style-name="T3"> (</text:span></text:span><text:span text:style-name="Source_20_Text"><text:span text:style-name="T14">str</text:span></text:span><text:span text:style-name="Source_20_Text"><text:span text:style-name="T3">.</text:span></text:span><text:span text:style-name="Source_20_Text"><text:span text:style-name="T9">length</text:span></text:span><text:span text:style-name="Source_20_Text"><text:span text:style-name="T3"> </text:span></text:span><text:span text:style-name="Source_20_Text"><text:span text:style-name="T10">===</text:span></text:span><text:span text:style-name="Source_20_Text"><text:span text:style-name="T3"> </text:span></text:span><text:span text:style-name="Source_20_Text"><text:span text:style-name="T16">1</text:span></text:span><text:span text:style-name="Source_20_Text"><text:span text:style-name="T3">) </text:span></text:span><text:span text:style-name="Source_20_Text"><text:span text:style-name="T10">{</text:span></text:span></text:p>
      <text:p text:style-name="P2"><text:span text:style-name="Source_20_Text"><text:span text:style-name="T4"><text:tab/> <text:s text:c="3"/></text:span></text:span><text:span text:style-name="Source_20_Text"><text:span text:style-name="T14">resArr</text:span></text:span><text:span text:style-name="Source_20_Text"><text:span text:style-name="T3">.</text:span></text:span><text:span text:style-name="Source_20_Text"><text:span text:style-name="T9">push</text:span></text:span><text:span text:style-name="Source_20_Text"><text:span text:style-name="T3">(str)</text:span></text:span><text:span text:style-name="Source_20_Text"><text:span text:style-name="T10">;</text:span></text:span></text:p>
      <text:p text:style-name="P2"><text:span text:style-name="Source_20_Text"><text:span text:style-name="T4"><text:tab/> <text:s text:c="3"/></text:span></text:span><text:span text:style-name="Source_20_Text"><text:span text:style-name="T1">return</text:span></text:span><text:span text:style-name="Source_20_Text"><text:span text:style-name="T3"> resArr</text:span></text:span><text:span text:style-name="Source_20_Text"><text:span text:style-name="T10">;</text:span></text:span></text:p>
      <text:p text:style-name="P2"><text:span text:style-name="Source_20_Text"><text:span text:style-name="T4"><text:tab/></text:span></text:span><text:span text:style-name="Source_20_Text"><text:span text:style-name="T10">}</text:span></text:span></text:p>
      <text:p text:style-name="P2"><text:span text:style-name="Source_20_Text"><text:span text:style-name="T4"><text:tab/></text:span></text:span></text:p>
      <text:p text:style-name="P2"><text:span text:style-name="Source_20_Text"><text:span text:style-name="T4"><text:tab/></text:span></text:span><text:span text:style-name="Source_20_Text"><text:span text:style-name="T1">for</text:span></text:span><text:span text:style-name="Source_20_Text"><text:span text:style-name="T3"> (</text:span></text:span><text:span text:style-name="Source_20_Text"><text:span text:style-name="T1">var</text:span></text:span><text:span text:style-name="Source_20_Text"><text:span text:style-name="T3"> i</text:span></text:span><text:span text:style-name="Source_20_Text"><text:span text:style-name="T10">=</text:span></text:span><text:span text:style-name="Source_20_Text"><text:span text:style-name="T16">0</text:span></text:span><text:span text:style-name="Source_20_Text"><text:span text:style-name="T10">;</text:span></text:span><text:span text:style-name="Source_20_Text"><text:span text:style-name="T3"> i</text:span></text:span><text:span text:style-name="Source_20_Text"><text:span text:style-name="T10">&lt;</text:span></text:span><text:span text:style-name="Source_20_Text"><text:span text:style-name="T14">str</text:span></text:span><text:span text:style-name="Source_20_Text"><text:span text:style-name="T3">.</text:span></text:span><text:span text:style-name="Source_20_Text"><text:span text:style-name="T9">length</text:span></text:span><text:span text:style-name="Source_20_Text"><text:span text:style-name="T10">;</text:span></text:span><text:span text:style-name="Source_20_Text"><text:span text:style-name="T3"> i</text:span></text:span><text:span text:style-name="Source_20_Text"><text:span text:style-name="T10">++</text:span></text:span><text:span text:style-name="Source_20_Text"><text:span text:style-name="T3">) </text:span></text:span><text:span text:style-name="Source_20_Text"><text:span text:style-name="T10">{</text:span></text:span><text:span text:style-name="Source_20_Text"><text:span text:style-name="T6"> </text:span></text:span></text:p>
      <text:p text:style-name="P2"><text:span text:style-name="Source_20_Text"><text:span text:style-name="T4"><text:tab/><text:tab/> <text:s text:c="3"/></text:span></text:span><text:span text:style-name="Source_20_Text"><text:span text:style-name="T1">var</text:span></text:span><text:span text:style-name="Source_20_Text"><text:span text:style-name="T3"> firstChar </text:span></text:span><text:span text:style-name="Source_20_Text"><text:span text:style-name="T10">=</text:span></text:span><text:span text:style-name="Source_20_Text"><text:span text:style-name="T3"> str[i]</text:span></text:span><text:span text:style-name="Source_20_Text"><text:span text:style-name="T10">;</text:span></text:span><text:span text:style-name="Source_20_Text"><text:span text:style-name="T6"> <text:s/></text:span></text:span></text:p>
      <text:p text:style-name="P2"><text:span text:style-name="Source_20_Text"><text:span text:style-name="T4"><text:tab/><text:tab/> <text:s text:c="3"/></text:span></text:span><text:span text:style-name="Source_20_Text"><text:span text:style-name="T1">var</text:span></text:span><text:span text:style-name="Source_20_Text"><text:span text:style-name="T3"> remainde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14">str</text:span></text:span><text:span text:style-name="Source_20_Text"><text:span text:style-name="T3">.</text:span></text:span><text:span text:style-name="Source_20_Text"><text:span text:style-name="T9">substr</text:span></text:span><text:span text:style-name="Source_20_Text"><text:span text:style-name="T3">(</text:span></text:span><text:span text:style-name="Source_20_Text"><text:span text:style-name="T16">0</text:span></text:span><text:span text:style-name="Source_20_Text"><text:span text:style-name="T10">,</text:span></text:span><text:span text:style-name="Source_20_Text"><text:span text:style-name="T3"> i) </text:span></text:span><text:span text:style-name="Source_20_Text"><text:span text:style-name="T10">+</text:span></text:span><text:span text:style-name="Source_20_Text"><text:span text:style-name="T3"> </text:span></text:span><text:span text:style-name="Source_20_Text"><text:span text:style-name="T14">str</text:span></text:span><text:span text:style-name="Source_20_Text"><text:span text:style-name="T3">.</text:span></text:span><text:span text:style-name="Source_20_Text"><text:span text:style-name="T9">substr</text:span></text:span><text:span text:style-name="Source_20_Text"><text:span text:style-name="T3">(i </text:span></text:span><text:span text:style-name="Source_20_Text"><text:span text:style-name="T10">+</text:span></text:span><text:span text:style-name="Source_20_Text"><text:span text:style-name="T3"> </text:span></text:span><text:span text:style-name="Source_20_Text"><text:span text:style-name="T16">1</text:span></text:span><text:span text:style-name="Source_20_Text"><text:span text:style-name="T3">)</text:span></text:span><text:span text:style-name="Source_20_Text"><text:span text:style-name="T10">;</text:span></text:span></text:p>
      <text:p text:style-name="P2"><text:span text:style-name="Source_20_Text"><text:span text:style-name="T5"><text:tab/><text:tab/><text:tab/></text:span></text:span></text:p>
      <text:p text:style-name="P2"><text:span text:style-name="Source_20_Text"><text:span text:style-name="T5"><text:tab/><text:tab/> <text:s text:c="3"/></text:span></text:span><text:span text:style-name="Source_20_Text"><text:span text:style-name="T12">// recurse until string length === 1</text:span></text:span></text:p>
      <text:p text:style-name="P2"><text:span text:style-name="Source_20_Text"><text:span text:style-name="T4"><text:tab/><text:tab/> <text:s text:c="3"/></text:span></text:span><text:span text:style-name="Source_20_Text"><text:span text:style-name="T1">var</text:span></text:span><text:span text:style-name="Source_20_Text"><text:span text:style-name="T3"> recursArr </text:span></text:span><text:span text:style-name="Source_20_Text"><text:span text:style-name="T10">=</text:span></text:span><text:span text:style-name="Source_20_Text"><text:span text:style-name="T3"> </text:span></text:span><text:span text:style-name="Source_20_Text"><text:span text:style-name="T9">getPerms</text:span></text:span><text:span text:style-name="Source_20_Text"><text:span text:style-name="T3">(remainder)</text:span></text:span><text:span text:style-name="Source_20_Text"><text:span text:style-name="T10">;</text:span></text:span></text:p>
      <text:p text:style-name="P2"><text:span text:style-name="Source_20_Text"><text:span text:style-name="T5"><text:tab/><text:tab/><text:tab/></text:span></text:span></text:p>
      <text:p text:style-name="P2"><text:span text:style-name="Source_20_Text"><text:span text:style-name="T5"><text:tab/><text:tab/> <text:s text:c="3"/></text:span></text:span><text:span text:style-name="Source_20_Text"><text:span text:style-name="T12">// put together and push,</text:span></text:span></text:p>
      <text:p text:style-name="P2"><text:span text:style-name="Source_20_Text"><text:span text:style-name="T4"><text:tab/><text:tab/> <text:s text:c="3"/></text:span></text:span><text:span text:style-name="Source_20_Text"><text:span text:style-name="T1">for</text:span></text:span><text:span text:style-name="Source_20_Text"><text:span text:style-name="T3"> (</text:span></text:span><text:span text:style-name="Source_20_Text"><text:span text:style-name="T1">var</text:span></text:span><text:span text:style-name="Source_20_Text"><text:span text:style-name="T3"> j</text:span></text:span><text:span text:style-name="Source_20_Text"><text:span text:style-name="T10">=</text:span></text:span><text:span text:style-name="Source_20_Text"><text:span text:style-name="T16">0</text:span></text:span><text:span text:style-name="Source_20_Text"><text:span text:style-name="T10">;</text:span></text:span><text:span text:style-name="Source_20_Text"><text:span text:style-name="T3"> j</text:span></text:span><text:span text:style-name="Source_20_Text"><text:span text:style-name="T10">&lt;</text:span></text:span><text:span text:style-name="Source_20_Text"><text:span text:style-name="T14">recursArr</text:span></text:span><text:span text:style-name="Source_20_Text"><text:span text:style-name="T3">.</text:span></text:span><text:span text:style-name="Source_20_Text"><text:span text:style-name="T9">length</text:span></text:span><text:span text:style-name="Source_20_Text"><text:span text:style-name="T10">;</text:span></text:span><text:span text:style-name="Source_20_Text"><text:span text:style-name="T3"> j</text:span></text:span><text:span text:style-name="Source_20_Text"><text:span text:style-name="T10">++</text:span></text:span><text:span text:style-name="Source_20_Text"><text:span text:style-name="T3">) </text:span></text:span><text:span text:style-name="Source_20_Text"><text:span text:style-name="T10">{</text:span></text:span></text:p>
      <text:p text:style-name="P2"><text:span text:style-name="Source_20_Text"><text:span text:style-name="T4"><text:tab/><text:tab/><text:tab/> <text:s/></text:span></text:span><text:span text:style-name="Source_20_Text"><text:span text:style-name="T1">var</text:span></text:span><text:span text:style-name="Source_20_Text"><text:span text:style-name="T3"> finalStr </text:span></text:span><text:span text:style-name="Source_20_Text"><text:span text:style-name="T10">=</text:span></text:span><text:span text:style-name="Source_20_Text"><text:span text:style-name="T3"> firstChar </text:span></text:span><text:span text:style-name="Source_20_Text"><text:span text:style-name="T10">+</text:span></text:span><text:span text:style-name="Source_20_Text"><text:span text:style-name="T3"> recursArr[j]</text:span></text:span><text:span text:style-name="Source_20_Text"><text:span text:style-name="T10">;</text:span></text:span></text:p>
      <text:p text:style-name="P2"><text:span text:style-name="Source_20_Text"><text:span text:style-name="T5"><text:tab/><text:tab/><text:tab/> <text:s/></text:span></text:span><text:span text:style-name="Source_20_Text"><text:span text:style-name="T12">//remove if has multiple consecutive chars</text:span></text:span></text:p>
      <text:p text:style-name="P2"><text:span text:style-name="Source_20_Text"><text:span text:style-name="T3"><text:tab/><text:tab/><text:tab/> <text:s/></text:span></text:span><text:span text:style-name="Source_20_Text"><text:span text:style-name="T14">resArr</text:span></text:span><text:span text:style-name="Source_20_Text"><text:span text:style-name="T3">.</text:span></text:span><text:span text:style-name="Source_20_Text"><text:span text:style-name="T9">push</text:span></text:span><text:span text:style-name="Source_20_Text"><text:span text:style-name="T3">(finalStr)</text:span></text:span><text:span text:style-name="Source_20_Text"><text:span text:style-name="T10">;</text:span></text:span></text:p>
      <text:p text:style-name="P2"><text:span text:style-name="Source_20_Text"><text:span text:style-name="T4"><text:tab/><text:tab/> <text:s text:c="3"/></text:span></text:span><text:span text:style-name="Source_20_Text"><text:span text:style-name="T10">}</text:span></text:span></text:p>
      <text:p text:style-name="P2"><text:span text:style-name="Source_20_Text"><text:span text:style-name="T4"><text:tab/></text:span></text:span><text:span text:style-name="Source_20_Text"><text:span text:style-name="T10">}</text:span></text:span></text:p>
      <text:p text:style-name="P2"><text:span text:style-name="Source_20_Text"><text:span text:style-name="T4"><text:tab/></text:span></text:span><text:span text:style-name="Source_20_Text"><text:span text:style-name="T1">return</text:span></text:span><text:span text:style-name="Source_20_Text"><text:span text:style-name="T3"> resArr</text:span></text:span><text:span text:style-name="Source_20_Text"><text:span text:style-name="T10">;</text:span></text:span></text:p>
      <text:p text:style-name="P2"><text:span text:style-name="Source_20_Text"><text:span text:style-name="T10">}</text:span></text:span></text:p>
      <text:p text:style-name="P3"><text:span text:style-name="Source_20_Text"><text:span text:style-name="T6"><text:s text:c="3"/></text:span></text:span></text:p>
      <text:p text:style-name="P3"><text:span text:style-name="Source_20_Text"><text:span text:style-name="T6"><text:s/></text:span></text:span><text:span text:style-name="Source_20_Text"><text:span text:style-name="T9">permAlone</text:span></text:span><text:span text:style-name="Source_20_Text"><text:span text:style-name="T3">(</text:span></text:span><text:span text:style-name="Source_20_Text"><text:span text:style-name="T17">"</text:span></text:span><text:span text:style-name="zz-Code1"><text:span text:style-name="T18">abcd</text:span></text:span><text:span text:style-name="Source_20_Text"><text:span text:style-name="T17">"</text:span></text:span><text:span text:style-name="Source_20_Text"><text:span text:style-name="T3">)</text:span></text:span><text:span text:style-name="Source_20_Text"><text:span text:style-name="T10">;</text:span></text:span><text:span text:style-name="Source_20_Text"><text:span text:style-name="T3"> </text:span></text:span></text:p>
      <text:p text:style-name="P1"><text:span text:style-name="zz-Code1"><text:span text:style-name="T18">[ 'abcd', 'abdc', 'acbd', 'acdb', 'adbc', 'adcb',</text:span></text:span></text:p>
      <text:p text:style-name="P1"><text:span text:style-name="zz-Code1"><text:span text:style-name="T18"><text:s text:c="2"/>'bacd', 'badc', 'bcad', 'bcda', 'bdac', 'bdca',</text:span></text:span></text:p>
      <text:p text:style-name="P1"><text:span text:style-name="zz-Code1"><text:span text:style-name="T18"><text:s text:c="2"/>'cabd', 'cadb', 'cbad', 'cbda', 'cdab', 'cdba',</text:span></text:span></text:p>
      <text:p text:style-name="P1"><text:span text:style-name="zz-Code1"><text:span text:style-name="T18"><text:s text:c="2"/>'dabc', 'dacb', 'dbac', 'dbca', 'dcab', 'dcba' 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Trebuchet MS:sans-serif" svg:font-family="'Trebuchet MS:sans-serif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:sans-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rebuchet MS:sans-seri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rebuchet MS:sans-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:sans-serif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page-number="auto" fo:background-color="transparent" style:shadow="none">
        <style:tab-stops/>
        <style:background-image/>
      </style:paragraph-properties>
      <style:text-properties style:font-name="Courier New" fo:font-size="11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zz-Code1" style:family="text" style:parent-style-name="Source_20_Text">
      <style:text-properties fo:font-variant="normal" fo:text-transform="none" fo:color="#003300" style:font-name="monospace" fo:font-size="9pt" fo:letter-spacing="normal" fo:font-style="normal" fo:font-weight="normal" fo:background-color="transparen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701in" fo:margin-left="0.2098in" fo:margin-right="0.2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Tato</meta:initial-creator>
    <meta:creation-date>2017-11-07T22:06:20</meta:creation-date>
    <dc:date>2017-11-07T22:30:36</dc:date>
    <dc:creator>M Tato</dc:creator>
    <meta:editing-duration>PT24M17S</meta:editing-duration>
    <meta:editing-cycles>7</meta:editing-cycles>
    <meta:generator>OpenOffice/4.1.3$Unix OpenOffice.org_project/413m1$Build-9783</meta:generator>
    <meta:document-statistic meta:table-count="0" meta:image-count="0" meta:object-count="0" meta:page-count="1" meta:paragraph-count="30" meta:word-count="101" meta:character-count="775"/>
  </office:meta>
</office:document-meta>
</file>